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svg:stroke-width="0.018cm" svg:stroke-color="#111111" draw:marker-start-width="0.226cm" draw:marker-end="Arrow" draw:marker-end-width="0.326cm" draw:fill="none" draw:textarea-vertical-align="middle" fo:padding-top="0.133cm" fo:padding-bottom="0.133cm" fo:padding-left="0.258cm" fo:padding-right="0.2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766cm" fo:min-width="0.77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0.766cm" fo:min-width="0.77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fill-color="#66cc00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-color="#66cc00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Liberation Sans1" fo:font-size="16pt" fo:font-style="italic" style:font-name-asian="Liberation Sans1" style:font-size-asian="16pt" style:font-style-asian="italic" style:font-name-complex="Liberation Sans1" style:font-size-complex="16pt" style:font-style-complex="italic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11.16cm" svg:y="3.54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8.62cm" svg:y="3.54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08cm" svg:y="3.54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xml:id="id12" draw:id="id12" draw:layer="layout" draw:type="line" svg:x1="4.81cm" svg:y1="4.175cm" svg:x2="6.08cm" svg:y2="4.175cm" draw:end-shape="id1" draw:end-glue-point="6" svg:d="M4810 4175h1270" svg:viewBox="0 0 1271 1">
          <text:p/>
        </draw:connector>
        <draw:connector draw:style-name="gr3" draw:text-style-name="P3" xml:id="id10" draw:id="id10" draw:layer="layout" draw:type="line" svg:x1="7.35cm" svg:y1="4.175cm" svg:x2="8.62cm" svg:y2="4.175cm" draw:start-shape="id1" draw:start-glue-point="10" draw:end-shape="id2" draw:end-glue-point="6" svg:d="M7350 4175h1270" svg:viewBox="0 0 1271 1">
          <text:p/>
        </draw:connector>
        <draw:connector draw:style-name="gr3" draw:text-style-name="P3" xml:id="id8" draw:id="id8" draw:layer="layout" draw:type="line" svg:x1="9.89cm" svg:y1="4.175cm" svg:x2="11.16cm" svg:y2="4.175cm" draw:start-shape="id2" draw:start-glue-point="10" draw:end-shape="id3" draw:end-glue-point="3" svg:d="M9890 4175h1270" svg:viewBox="0 0 1271 1">
          <text:p/>
        </draw:connector>
        <draw:connector draw:style-name="gr3" draw:text-style-name="P3" draw:layer="layout" draw:type="line" svg:x1="12.43cm" svg:y1="4.175cm" svg:x2="13.7cm" svg:y2="4.175cm" draw:start-shape="id3" draw:start-glue-point="10" svg:d="M12430 4175h1270" svg:viewBox="0 0 1271 1">
          <text:p/>
        </draw:connector>
        <draw:custom-shape draw:style-name="gr4" draw:text-style-name="P4" xml:id="id4" draw:id="id4" draw:layer="layout" svg:width="1.27cm" svg:height="1.016cm" svg:x="16.24cm" svg:y="6.08cm">
          <text:p text:style-name="P1"><text:span text:style-name="T2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1.27cm" svg:height="1.016cm" svg:x="13.7cm" svg:y="6.08cm">
          <text:p text:style-name="P2"><text:span text:style-name="T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1.27cm" svg:height="1.016cm" svg:x="11.16cm" svg:y="6.08cm">
          <text:p text:style-name="P1"><text:span text:style-name="T2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6.24cm" svg:y1="6.588cm" svg:x2="14.97cm" svg:y2="6.588cm" draw:start-shape="id4" draw:start-glue-point="3" draw:end-shape="id5" draw:end-glue-point="1" svg:d="M16240 6588h-1270" svg:viewBox="0 0 1271 1">
          <text:p/>
        </draw:connector>
        <draw:connector draw:style-name="gr6" draw:text-style-name="P3" draw:layer="layout" draw:type="line" svg:x1="13.7cm" svg:y1="6.588cm" svg:x2="12.43cm" svg:y2="6.588cm" draw:start-shape="id5" draw:start-glue-point="3" draw:end-shape="id6" draw:end-glue-point="1" svg:d="M13700 6588h-1270" svg:viewBox="0 0 1271 1">
          <text:p/>
        </draw:connector>
        <draw:connector draw:style-name="gr6" draw:text-style-name="P3" draw:layer="layout" draw:type="line" svg:x1="11.16cm" svg:y1="6.588cm" svg:x2="9.89cm" svg:y2="6.588cm" draw:start-shape="id6" draw:start-glue-point="3" svg:d="M11160 6588h-1270" svg:viewBox="0 0 1271 1">
          <text:p/>
        </draw:connector>
        <draw:connector draw:style-name="gr6" draw:text-style-name="P3" draw:layer="layout" draw:type="line" svg:x1="8.62cm" svg:y1="6.588cm" svg:x2="7.35cm" svg:y2="6.588cm" svg:d="M8620 6588h-1270" svg:viewBox="0 0 1271 1">
          <text:p/>
        </draw:connector>
        <draw:custom-shape draw:style-name="gr5" draw:text-style-name="P5" xml:id="id9" draw:id="id9" draw:layer="layout" svg:width="1.27cm" svg:height="1.016cm" svg:x="8.62cm" svg:y="6.08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27cm" svg:height="1.016cm" svg:x="6.08cm" svg:y="6.08cm">
          <text:p text:style-name="P1"><text:span text:style-name="T2">rel</text:span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1.27cm" svg:height="1.27cm" svg:x="16.24cm" svg:y="3.5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6.875cm" svg:y1="4.81cm" svg:x2="16.875cm" svg:y2="6.08cm" draw:start-shape="id7" draw:start-glue-point="2" draw:end-shape="id4" svg:d="M16875 4810v1270" svg:viewBox="0 0 1 1271">
          <text:p/>
        </draw:connector>
        <draw:custom-shape draw:style-name="gr8" draw:text-style-name="P2" xml:id="id13" draw:id="id13" draw:layer="layout" svg:width="1.27cm" svg:height="1.27cm" svg:x="13.7cm" svg:y="3.54cm">
          <text:p text:style-name="P2"><text:span text:style-name="T1">ŷ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0.762cm" svg:height="0.962cm" svg:x="12.811cm" svg:y="6.642cm">
          <draw:text-box>
            <text:p><text:span text:style-name="T4">∂</text:span></text:p>
          </draw:text-box>
        </draw:frame>
        <draw:frame draw:style-name="gr10" draw:text-style-name="P7" draw:layer="layout" svg:width="0.635cm" svg:height="1.343cm" svg:x="9.89cm" svg:y="4.81cm">
          <draw:text-box>
            <text:p><text:span text:style-name="T4">∂</text:span></text:p>
          </draw:text-box>
        </draw:frame>
        <draw:frame draw:style-name="gr11" draw:text-style-name="P7" draw:layer="layout" svg:width="0.635cm" svg:height="1.397cm" svg:x="7.35cm" svg:y="4.81cm">
          <draw:text-box>
            <text:p><text:span text:style-name="T4">∂</text:span></text:p>
          </draw:text-box>
        </draw:frame>
        <draw:frame draw:style-name="gr10" draw:text-style-name="P7" draw:layer="layout" svg:width="0.635cm" svg:height="1.343cm" svg:x="4.81cm" svg:y="4.81cm">
          <draw:text-box>
            <text:p><text:span text:style-name="T4">∂</text:span></text:p>
          </draw:text-box>
        </draw:frame>
        <draw:custom-shape draw:style-name="gr7" draw:text-style-name="P6" draw:layer="layout" svg:width="1.27cm" svg:height="1.27cm" svg:x="3.54cm" svg:y="3.5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1.16cm" svg:y1="6.588cm" svg:x2="10.525cm" svg:y2="4.175cm" draw:start-shape="id6" draw:start-glue-point="3" draw:end-shape="id8" draw:end-glue-point="0" svg:d="M11160 6588c-424 0-635-804-635-2413" svg:viewBox="0 0 636 2414">
          <text:p/>
        </draw:connector>
        <draw:connector draw:style-name="gr6" draw:text-style-name="P3" draw:layer="layout" draw:type="curve" svg:x1="8.62cm" svg:y1="6.588cm" svg:x2="7.985cm" svg:y2="4.175cm" draw:start-shape="id9" draw:start-glue-point="3" draw:end-shape="id10" draw:end-glue-point="0" svg:d="M8620 6588c-424 0-635-804-635-2413" svg:viewBox="0 0 636 2414">
          <text:p/>
        </draw:connector>
        <draw:connector draw:style-name="gr6" draw:text-style-name="P3" draw:layer="layout" draw:type="curve" svg:x1="6.08cm" svg:y1="6.588cm" svg:x2="5.445cm" svg:y2="4.175cm" draw:start-shape="id11" draw:start-glue-point="3" draw:end-shape="id12" draw:end-glue-point="0" svg:d="M6080 6588c-424 0-635-804-635-2413" svg:viewBox="0 0 636 2414">
          <text:p/>
        </draw:connector>
        <draw:connector draw:style-name="gr3" draw:text-style-name="P3" draw:layer="layout" draw:type="curve" svg:x1="14.335cm" svg:y1="4.81cm" svg:x2="16.875cm" svg:y2="6.08cm" draw:start-shape="id13" draw:start-glue-point="2" draw:end-shape="id4" draw:end-glue-point="0" svg:d="M14335 4810c0 952 2540 318 2540 1270" svg:viewBox="0 0 2541 1271">
          <text:p/>
        </draw:connector>
        <draw:frame draw:style-name="gr9" draw:text-style-name="P7" draw:layer="layout" svg:width="0.762cm" svg:height="0.962cm" svg:x="7.731cm" svg:y="6.642cm">
          <draw:text-box>
            <text:p><text:span text:style-name="T4">∂</text:span></text:p>
          </draw:text-box>
        </draw:frame>
        <draw:frame draw:style-name="gr9" draw:text-style-name="P7" draw:layer="layout" svg:width="0.762cm" svg:height="0.962cm" svg:x="10.271cm" svg:y="6.642cm">
          <draw:text-box>
            <text:p><text:span text:style-name="T4">∂</text:span></text:p>
          </draw:text-box>
        </draw:frame>
        <draw:frame draw:style-name="gr9" draw:text-style-name="P7" draw:layer="layout" svg:width="0.762cm" svg:height="0.962cm" svg:x="15.351cm" svg:y="6.642cm">
          <draw:text-box>
            <text:p><text:span text:style-name="T4">∂</text:span></text:p>
          </draw:text-box>
        </draw:frame>
        <draw:frame draw:style-name="gr12" draw:text-style-name="P8" draw:layer="layout" svg:width="1.397cm" svg:height="1.825cm" svg:x="7.223cm" svg:y="2.985cm">
          <draw:text-box>
            <text:p><text:span text:style-name="T5">w</text:span><text:span text:style-name="T6">i</text:span><text:span text:style-name="T7">,</text:span><text:span text:style-name="T7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00:22:29.315038326</meta:creation-date>
    <dc:date>2017-01-21T13:53:03.866924117</dc:date>
    <meta:editing-duration>PT12H44M6S</meta:editing-duration>
    <meta:editing-cycles>8</meta:editing-cycles>
    <meta:generator>LibreOffice/5.1.4.2$Linux_X86_64 LibreOffice_project/10m0$Build-2</meta:generator>
    <meta:document-statistic meta:object-count="32"/>
  </office:meta>
</office:document-meta>
</file>